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8647d" officeooo:paragraph-rsid="0018647d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text-properties style:font-name="Liberation Serif" fo:font-size="12pt" officeooo:rsid="0018647d" officeooo:paragraph-rsid="0018647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c6afe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68036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c6afe" style:font-size-asian="12pt" style:font-size-complex="12pt" loext:padding="0cm" loext:border="none"/>
    </style:style>
    <style:style style:name="T4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5" style:family="text">
      <style:text-properties officeooo:rsid="00197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3">ALUNO: TIAGO FELIPE DE SOUZA</text:span></text:span></text:p>
      <text:p text:style-name="P7"><text:span text:style-name="Strong_20_Emphasis"><text:span text:style-name="T3">MATRÍCULA: 20150127227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1) Faça uma aplicação em Python que imprime a diagonal principal de uma matriz 3 x </text:span></text:span><text:span text:style-name="Strong_20_Emphasis"><text:span text:style-name="T2">3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#Cada vez que roda o código, a função randint gera número aleatórios</text:span></text:span></text:p>
      <text:p text:style-name="Text_20_body"/>
      <text:p text:style-name="P4">from random import randint</text:p>
      <text:p text:style-name="Text_20_body"/>
      <text:p text:style-name="P4">m1 = [[randint(0, 100),randint(0, 100),randint(0, 100)], </text:p>
      <text:p text:style-name="P4">[randint(0, 100),randint(0, 100),randint(0, 100)], </text:p>
      <text:p text:style-name="P4">[randint(0, 100),randint(0, 100),randint(0, 100)]]</text:p>
      <text:p text:style-name="P4">print()</text:p>
      <text:p text:style-name="P4">print("Matriz 3x3 de elementos randômicos")</text:p>
      <text:p text:style-name="Text_20_body"/>
      <text:p text:style-name="P4">for i in range(len(m1)):</text:p>
      <text:p text:style-name="P4">for j in range(len(m1[i])):</text:p>
      <text:p text:style-name="P4">print("[" + str(m1[i][j]) + "]", end = '')</text:p>
      <text:p text:style-name="P4">print() </text:p>
      <text:p text:style-name="Text_20_body"/>
      <text:p text:style-name="P4">print()</text:p>
      <text:p text:style-name="P4">print("Diagonas principal da matriz de elementos randômicos")</text:p>
      <text:p text:style-name="Text_20_body"/>
      <text:p text:style-name="P4">for i in range(len(m1)):</text:p>
      <text:p text:style-name="P4">for j in range(len(m1[i])):</text:p>
      <text:p text:style-name="P4">if (i == j):</text:p>
      <text:p text:style-name="P4">print("[" + str(m1[i][j]) + "]", end = '')</text:p>
      <text:p text:style-name="P4">print() 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oft-page-break/><text:span text:style-name="Strong_20_Emphasis"><text:span text:style-name="T2"/></text:span></text:p>
      <text:p text:style-name="P3"><text:span text:style-name="Strong_20_Emphasis"><text:span text:style-name="T4"/></text:span></text:p>
      <text:p text:style-name="P3"><text:span text:style-name="Strong_20_Emphasis"><text:span text:style-name="T1">2) Faça uma aplicação em Python que imprime soma dos elementos da diagonal principal de uma matriz 3 x 3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4">#Cada vez que roda o código, a função randint gera número aleatórios</text:span></text:span></text:p>
      <text:p text:style-name="Text_20_body"/>
      <text:p text:style-name="P4">from random import randint</text:p>
      <text:p text:style-name="Text_20_body"/>
      <text:p text:style-name="P4">m1 = [[randint(0,100),randint(0,100),randint(0,100)],</text:p>
      <text:p text:style-name="P4">[randint(0,100),randint(0,100),randint(0,100)],</text:p>
      <text:p text:style-name="P4">[randint(0,100),randint(0,100),randint(0,100)]]</text:p>
      <text:p text:style-name="Text_20_body"/>
      <text:p text:style-name="P4">acumulador = 0</text:p>
      <text:p text:style-name="Text_20_body"/>
      <text:p text:style-name="P4">print("Soma dos elementos da diagonal principal da matriz")</text:p>
      <text:p text:style-name="P4">#<text:span text:style-name="T5">gerando </text:span>a matriz de elementos randômicos</text:p>
      <text:p text:style-name="P4">for i in range(len(m1)):</text:p>
      <text:p text:style-name="P4">for j in range(len(m1[i])):</text:p>
      <text:p text:style-name="P4">print("[" + str(m1[i][j]) + "]" , end='')</text:p>
      <text:p text:style-name="P4">print()</text:p>
      <text:p text:style-name="P4">#Escrita e soma dos elementos randômicos da matriz</text:p>
      <text:p text:style-name="P4">for i in range(len(m1)):</text:p>
      <text:p text:style-name="P4">for j in range(len(m1[i])):</text:p>
      <text:p text:style-name="P4">if i == j:</text:p>
      <text:p text:style-name="P4">acumulador = m1[i][j] + acumulador</text:p>
      <text:p text:style-name="P4">print("A soma dos elementos da diagonal principal é: %i" %acumulador)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oft-page-break/><text:span text:style-name="Strong_20_Emphasis"><text:span text:style-name="T4"/></text:span></text:p>
      <text:p text:style-name="P3"><text:span text:style-name="Strong_20_Emphasis"><text:span text:style-name="T1">3) Faça uma aplicação em Python que imprime soma dos elementos da ultima coluna de uma matriz 3 x 3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#Usamos a função randint para gerar números aleatórios para a matriz</text:span></text:span></text:p>
      <text:p text:style-name="Text_20_body"/>
      <text:p text:style-name="P4">from random import randint</text:p>
      <text:p text:style-name="Text_20_body"/>
      <text:p text:style-name="P4">m1 = [[randint(0,100),randint(0,100),randint(0,100)],</text:p>
      <text:p text:style-name="P4">[randint(0,100),randint(0,100),randint(0,100)],</text:p>
      <text:p text:style-name="P4">[randint(0,100),randint(0,100),randint(0,100)]]</text:p>
      <text:p text:style-name="Text_20_body"/>
      <text:p text:style-name="P4">acumulador = 0</text:p>
      <text:p text:style-name="Text_20_body"/>
      <text:p text:style-name="P4">#gerando a matriz de elementos aleatórios</text:p>
      <text:p text:style-name="Text_20_body"/>
      <text:p text:style-name="P4">for i in range(len(m1)):</text:p>
      <text:p text:style-name="P4">for j in range(len(m1[i])):</text:p>
      <text:p text:style-name="P4">print("[" + str(m1[i][j]) + "]", end="")</text:p>
      <text:p text:style-name="P4">print()</text:p>
      <text:p text:style-name="P4">#procurando os elementos da última coluna da matriz para somar</text:p>
      <text:p text:style-name="P4">for i in range(len(m1)):</text:p>
      <text:p text:style-name="P4">for j in range(len(m1[i])):</text:p>
      <text:p text:style-name="P4">if j == 2:</text:p>
      <text:p text:style-name="P4">acumulador = m1[i][j] + acumulador</text:p>
      <text:p text:style-name="P4">print()</text:p>
      <text:p text:style-name="P4">print("A soma dos elementos da última coluna de uma matriz 3x3 é: %i" %acumulador)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oft-page-break/><text:span text:style-name="Strong_20_Emphasis"><text:span text:style-name="T4"/></text:span></text:p>
      <text:p text:style-name="P3"><text:span text:style-name="Strong_20_Emphasis"><text:span text:style-name="T1">4) Faça uma aplicação em Python que imprime a soma dos elementos pares de uma matriz qualquer.</text:span></text:span></text:p>
      <text:p text:style-name="P1"/>
      <text:p text:style-name="P5">#usaremos a função randint para gerar uma matriz de elementos aleatórios</text:p>
      <text:p text:style-name="Text_20_body"/>
      <text:p text:style-name="P4">from random import randint</text:p>
      <text:p text:style-name="Text_20_body"/>
      <text:p text:style-name="P4">acumulador = 0</text:p>
      <text:p text:style-name="Text_20_body"/>
      <text:p text:style-name="P4">m1 = [[randint(0,100),randint(0,100),randint(0,100)],</text:p>
      <text:p text:style-name="P4">[randint(0,100),randint(0,100),randint(0,100)],</text:p>
      <text:p text:style-name="P4">[randint(0,100),randint(0,100),randint(0,100)]]</text:p>
      <text:p text:style-name="Text_20_body"/>
      <text:p text:style-name="P4">#gerando a matriz de elementos aleatórios</text:p>
      <text:p text:style-name="Text_20_body"/>
      <text:p text:style-name="P4">for i in range(len(m1)):</text:p>
      <text:p text:style-name="P4">for j in range(len(m1[i])):</text:p>
      <text:p text:style-name="P4">print("[" + str(m1[i][j]) + "]", end="")</text:p>
      <text:p text:style-name="P4">print()</text:p>
      <text:p text:style-name="P4">#identificando e somando os elementos pares da matriz</text:p>
      <text:p text:style-name="P4">for i in range(len(m1)):</text:p>
      <text:p text:style-name="P4">for j in range(len(m1[i])):</text:p>
      <text:p text:style-name="P4">if (m1[i][j] % 2) == 0 :</text:p>
      <text:p text:style-name="P4">acumulador = m1[i][j] + acumulador</text:p>
      <text:p text:style-name="P4">print()</text:p>
      <text:p text:style-name="P4">print("A soma dos elementos pares da matriz é: %i" %acumulador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40:19.487613295</meta:creation-date>
    <dc:date>2019-04-15T13:55:21.821885578</dc:date>
    <meta:editing-duration>PT1H6M5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78" meta:word-count="421" meta:character-count="2953" meta:non-whitespace-character-count="2606"/>
  </office:meta>
</office:document-meta>
</file>